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1081d4" officeooo:paragraph-rsid="001081d4" style:font-size-asian="13pt" style:font-size-complex="13pt"/>
    </style:style>
    <style:style style:name="P3" style:family="paragraph" style:parent-style-name="Standard">
      <style:text-properties fo:font-size="13pt" officeooo:rsid="00122c52" officeooo:paragraph-rsid="00122c52" style:font-size-asian="13pt" style:font-size-complex="13pt"/>
    </style:style>
    <style:style style:name="P4" style:family="paragraph" style:parent-style-name="Standard">
      <style:text-properties fo:font-size="13pt" officeooo:rsid="00213090" officeooo:paragraph-rsid="00213090" style:font-size-asian="13pt" style:font-size-complex="13pt"/>
    </style:style>
    <style:style style:name="P5" style:family="paragraph" style:parent-style-name="Standard">
      <style:text-properties fo:font-size="13pt" officeooo:rsid="00213090" officeooo:paragraph-rsid="002a21b9" style:font-size-asian="13pt" style:font-size-complex="13pt"/>
    </style:style>
    <style:style style:name="P6" style:family="paragraph" style:parent-style-name="Standard">
      <style:text-properties fo:color="#c9211e" fo:font-size="13pt" officeooo:rsid="00213090" officeooo:paragraph-rsid="00213090" style:font-size-asian="13pt" style:font-size-complex="13pt"/>
    </style:style>
    <style:style style:name="P7" style:family="paragraph" style:parent-style-name="Standard">
      <style:text-properties fo:color="#c9211e" fo:font-size="13pt" officeooo:rsid="00213090" officeooo:paragraph-rsid="0029ed84" style:font-size-asian="13pt" style:font-size-complex="13pt"/>
    </style:style>
    <style:style style:name="P8" style:family="paragraph" style:parent-style-name="Heading_20_1">
      <style:text-properties fo:font-size="13pt" officeooo:rsid="00122c52" officeooo:paragraph-rsid="00122c52" style:font-size-asian="13pt" style:font-size-complex="13pt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213090"/>
    </style:style>
    <style:style style:name="P11" style:family="paragraph" style:parent-style-name="Standard">
      <style:text-properties fo:font-size="13pt" style:font-size-asian="13pt" style:font-size-complex="13pt"/>
    </style:style>
    <style:style style:name="T1" style:family="text">
      <style:text-properties officeooo:rsid="00122c52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498c4"/>
    </style:style>
    <style:style style:name="T4" style:family="text">
      <style:text-properties officeooo:rsid="00213090"/>
    </style:style>
    <style:style style:name="T5" style:family="text">
      <style:text-properties officeooo:rsid="00226ce8"/>
    </style:style>
    <style:style style:name="T6" style:family="text">
      <style:text-properties officeooo:rsid="00316b0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The following links provide instructions installing GDAL <text:span text:style-name="T1">on different systems</text:span>. <text:s/><text:span text:style-name="T1">It depends on the version of GDAL. If the GDAL version is larger than 3.5.0, please refer to the first link otherwise go to the second link. <text:s/></text:span><text:span text:style-name="T6">If you are not familiar with cmake, please use the old version of GDAL.</text:span></text:p>
      <text:list xml:id="list3774971274" text:style-name="L1">
        <text:list-header>
          <text:p text:style-name="P9"><text:a xlink:type="simple" xlink:href="https://gdal.org/development/building_from_source.html#autoconf-nmake-gdal-versions-3-5-0" text:style-name="Internet_20_link" text:visited-style-name="Visited_20_Internet_20_Link"><text:span text:style-name="T2"/></text:a></text:p>
        </text:list-header>
        <text:list-item>
          <text:p text:style-name="P9"><text:a xlink:type="simple" xlink:href="https://gdal.org/development/building_from_source.html#autoconf-nmake-gdal-versions-3-5-0" text:style-name="Internet_20_link" text:visited-style-name="Visited_20_Internet_20_Link"><text:span text:style-name="T2">https://gdal.org/development/building_from_source.html#autoconf-nmake-gdal-versions-3-5-0</text:span></text:a></text:p>
        </text:list-item>
        <text:list-item>
          <text:p text:style-name="P10"><text:a xlink:type="simple" xlink:href="https://trac.osgeo.org/gdal/wiki/BuildingOnUnix" text:style-name="Internet_20_link" text:visited-style-name="Visited_20_Internet_20_Link"><text:span text:style-name="T2">https://trac.osgeo.org/gdal/wiki/BuildingOnUnix</text:span></text:a></text:p>
        </text:list-item>
      </text:list>
      <text:p text:style-name="P1"/>
      <text:p text:style-name="P1"/>
      <text:p text:style-name="P3">After downloading the GDAL package, please <text:span text:style-name="T3">check out the </text:span>“README.md” <text:span text:style-name="T3">for official installation instruc</text:span><text:span text:style-name="T4">t</text:span><text:span text:style-name="T3">ions. </text:span><text:span text:style-name="T5">[Warming tips: if you do not want to set environment variables, you should change to root by “sudo su” and your password]</text:span></text:p>
      <text:p text:style-name="P3"/>
      <text:p text:style-name="P3"/>
      <text:p text:style-name="P4">When you confront with the error:</text:p>
      <text:h text:style-name="P8" text:outline-level="1"><text:bookmark text:name="articleContentId"/>error while loading shared libraries: xx.so: cannot open shared object file: No such file</text:h>
      <text:p text:style-name="P3"/>
      <text:p text:style-name="P4">You should input command as follows:</text:p>
      <text:p text:style-name="P5">-------------------------------------------------------------------------------------------------------------------</text:p>
      <text:p text:style-name="P4"/>
      <text:p text:style-name="P6">cat /etc/ld.so.conf </text:p>
      <text:p text:style-name="P6"/>
      <text:p text:style-name="P6">include ld.so.conf.d/*.conf </text:p>
      <text:p text:style-name="P6"/>
      <text:p text:style-name="P6">sudo su</text:p>
      <text:p text:style-name="P6"/>
      <text:p text:style-name="P6">echo "/usr/local/lib" &gt;&gt; /etc/ld.so.conf </text:p>
      <text:p text:style-name="P6"/>
      <text:p text:style-name="P6">ldconfig</text:p>
      <text:p text:style-name="P6"/>
      <text:p text:style-name="P7">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09:00:51.544677409</meta:creation-date>
    <meta:generator>LibreOffice/6.4.7.2$Linux_X86_64 LibreOffice_project/40$Build-2</meta:generator>
    <dc:date>2023-03-02T09:41:50.838947266</dc:date>
    <meta:editing-duration>PT17M12S</meta:editing-duration>
    <meta:editing-cycles>13</meta:editing-cycles>
    <meta:document-statistic meta:table-count="0" meta:image-count="0" meta:object-count="0" meta:page-count="1" meta:paragraph-count="14" meta:word-count="130" meta:character-count="1155" meta:non-whitespace-character-count="1036"/>
  </office:meta>
</office:document-meta>
</file>